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omainModel" style:family="table">
      <style:table-properties style:width="6.6979in" fo:margin-left="0in" table:align="left"/>
    </style:style>
    <style:style style:name="DomainModel.A" style:family="table-column">
      <style:table-column-properties style:column-width="2.625in"/>
    </style:style>
    <style:style style:name="DomainModel.B" style:family="table-column">
      <style:table-column-properties style:column-width="4.0729in"/>
    </style:style>
    <style:style style:name="DomainMod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omainModel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a7356" officeooo:paragraph-rsid="000a7356"/>
    </style:style>
    <style:style style:name="P2" style:family="paragraph" style:parent-style-name="Standard">
      <style:paragraph-properties fo:text-align="start" style:justify-single-word="false"/>
      <style:text-properties officeooo:rsid="000a7356" officeooo:paragraph-rsid="000a7356"/>
    </style:style>
    <style:style style:name="P3" style:family="paragraph" style:parent-style-name="Standard">
      <style:paragraph-properties fo:text-align="start" style:justify-single-word="false"/>
      <style:text-properties officeooo:rsid="000a7356" officeooo:paragraph-rsid="000e6675"/>
    </style:style>
    <style:style style:name="P4" style:family="paragraph" style:parent-style-name="Standard">
      <style:paragraph-properties fo:text-align="start" style:justify-single-word="false"/>
      <style:text-properties officeooo:rsid="000b47b1" officeooo:paragraph-rsid="000b47b1"/>
    </style:style>
    <style:style style:name="P5" style:family="paragraph" style:parent-style-name="Standard">
      <style:paragraph-properties fo:text-align="start" style:justify-single-word="false"/>
      <style:text-properties officeooo:rsid="000b72a7" officeooo:paragraph-rsid="000b72a7"/>
    </style:style>
    <style:style style:name="P6" style:family="paragraph" style:parent-style-name="Standard">
      <style:paragraph-properties fo:text-align="start" style:justify-single-word="false"/>
      <style:text-properties officeooo:rsid="000c8941" officeooo:paragraph-rsid="000c8941"/>
    </style:style>
    <style:style style:name="P7" style:family="paragraph" style:parent-style-name="Standard">
      <style:paragraph-properties fo:text-align="start" style:justify-single-word="false"/>
      <style:text-properties officeooo:rsid="000a9ce7" officeooo:paragraph-rsid="000e6675"/>
    </style:style>
    <style:style style:name="P8" style:family="paragraph" style:parent-style-name="Standard">
      <style:paragraph-properties fo:text-align="start" style:justify-single-word="false"/>
      <style:text-properties officeooo:rsid="000ea39e" officeooo:paragraph-rsid="000ea39e"/>
    </style:style>
    <style:style style:name="P9" style:family="paragraph" style:parent-style-name="Standard">
      <style:paragraph-properties fo:text-align="start" style:justify-single-word="false"/>
      <style:text-properties officeooo:rsid="001070d6" officeooo:paragraph-rsid="001070d6"/>
    </style:style>
    <style:style style:name="P10" style:family="paragraph" style:parent-style-name="Standard">
      <style:paragraph-properties fo:text-align="start" style:justify-single-word="false"/>
      <style:text-properties officeooo:rsid="0010d67e" officeooo:paragraph-rsid="0010d67e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70d6" officeooo:paragraph-rsid="001070d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0d67e" officeooo:paragraph-rsid="0010d67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160e7" officeooo:paragraph-rsid="001160e7"/>
    </style:style>
    <style:style style:name="P14" style:family="paragraph" style:parent-style-name="Standard">
      <style:paragraph-properties fo:text-align="start" style:justify-single-word="false"/>
      <style:text-properties officeooo:rsid="0013e6cc" officeooo:paragraph-rsid="0013e6cc"/>
    </style:style>
    <style:style style:name="P15" style:family="paragraph" style:parent-style-name="Standard">
      <style:paragraph-properties fo:text-align="start" style:justify-single-word="false"/>
      <style:text-properties officeooo:rsid="0013e6cc" officeooo:paragraph-rsid="00152d3a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10d67e" officeooo:paragraph-rsid="0010d67e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fo:font-weight="bold" officeooo:rsid="0013ddb0" officeooo:paragraph-rsid="0013ddb0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bold" officeooo:rsid="001070d6" officeooo:paragraph-rsid="001070d6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79568" officeooo:paragraph-rsid="00179568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1c8906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1f1b13"/>
    </style:style>
    <style:style style:name="P23" style:family="paragraph" style:parent-style-name="Standard" style:list-style-name="L6">
      <style:paragraph-properties fo:text-align="start" style:justify-single-word="false"/>
      <style:text-properties officeooo:paragraph-rsid="0031da28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070d6" officeooo:paragraph-rsid="001070d6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0d67e" officeooo:paragraph-rsid="0010d67e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10d67e" officeooo:paragraph-rsid="00152d3a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10d67e" officeooo:paragraph-rsid="00240c05"/>
    </style:style>
    <style:style style:name="P28" style:family="paragraph" style:parent-style-name="Standard">
      <style:paragraph-properties fo:text-align="start" style:justify-single-word="false"/>
      <style:text-properties officeooo:rsid="001957b5" officeooo:paragraph-rsid="001957b5"/>
    </style:style>
    <style:style style:name="P29" style:family="paragraph" style:parent-style-name="Standard">
      <style:paragraph-properties fo:text-align="start" style:justify-single-word="false"/>
      <style:text-properties officeooo:rsid="00179568" officeooo:paragraph-rsid="00179568"/>
    </style:style>
    <style:style style:name="P30" style:family="paragraph" style:parent-style-name="Standard">
      <style:paragraph-properties fo:text-align="start" style:justify-single-word="false"/>
      <style:text-properties officeooo:rsid="00179568" officeooo:paragraph-rsid="001f1b13"/>
    </style:style>
    <style:style style:name="P31" style:family="paragraph" style:parent-style-name="Standard">
      <style:paragraph-properties fo:text-align="start" style:justify-single-word="false"/>
      <style:text-properties officeooo:rsid="00179568" officeooo:paragraph-rsid="0021a6a5"/>
    </style:style>
    <style:style style:name="P32" style:family="paragraph" style:parent-style-name="Standard">
      <style:paragraph-properties fo:text-align="start" style:justify-single-word="false"/>
      <style:text-properties officeooo:rsid="00179568" officeooo:paragraph-rsid="00263900"/>
    </style:style>
    <style:style style:name="P33" style:family="paragraph" style:parent-style-name="Standard">
      <style:paragraph-properties fo:text-align="start" style:justify-single-word="false"/>
      <style:text-properties officeooo:rsid="001a4d96" officeooo:paragraph-rsid="001a4d96"/>
    </style:style>
    <style:style style:name="P34" style:family="paragraph" style:parent-style-name="Standard">
      <style:paragraph-properties fo:text-align="start" style:justify-single-word="false"/>
      <style:text-properties officeooo:rsid="001a4d96" officeooo:paragraph-rsid="001f1b13"/>
    </style:style>
    <style:style style:name="P35" style:family="paragraph" style:parent-style-name="Standard">
      <style:paragraph-properties fo:text-align="start" style:justify-single-word="false"/>
      <style:text-properties officeooo:rsid="001a4d96" officeooo:paragraph-rsid="0021a6a5"/>
    </style:style>
    <style:style style:name="P36" style:family="paragraph" style:parent-style-name="Standard">
      <style:paragraph-properties fo:text-align="start" style:justify-single-word="false"/>
      <style:text-properties officeooo:rsid="001c8906" officeooo:paragraph-rsid="001c8906"/>
    </style:style>
    <style:style style:name="P37" style:family="paragraph" style:parent-style-name="Standard">
      <style:paragraph-properties fo:text-align="start" style:justify-single-word="false"/>
      <style:text-properties officeooo:rsid="001c8906" officeooo:paragraph-rsid="001f1b13"/>
    </style:style>
    <style:style style:name="P38" style:family="paragraph" style:parent-style-name="Standard">
      <style:paragraph-properties fo:text-align="start" style:justify-single-word="false"/>
      <style:text-properties officeooo:rsid="001c8906" officeooo:paragraph-rsid="0021a6a5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1d034a" officeooo:paragraph-rsid="0022f809"/>
    </style:style>
    <style:style style:name="P40" style:family="paragraph" style:parent-style-name="Standard">
      <style:paragraph-properties fo:text-align="start" style:justify-single-word="false"/>
      <style:text-properties officeooo:rsid="001d034a" officeooo:paragraph-rsid="001d034a"/>
    </style:style>
    <style:style style:name="P41" style:family="paragraph" style:parent-style-name="Standard">
      <style:paragraph-properties fo:text-align="start" style:justify-single-word="false"/>
      <style:text-properties fo:font-weight="bold" officeooo:rsid="00179568" officeooo:paragraph-rsid="00179568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179568" officeooo:paragraph-rsid="001f1b13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215f07" officeooo:paragraph-rsid="00215f07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263900" officeooo:paragraph-rsid="00263900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2a676a" officeooo:paragraph-rsid="002a676a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tyle="italic" fo:font-weight="bold" officeooo:rsid="001c8906" officeooo:paragraph-rsid="001c8906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italic" fo:font-weight="bold" officeooo:rsid="001c8906" officeooo:paragraph-rsid="001f1b13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tyle="italic" fo:font-weight="bold" officeooo:rsid="00179568" officeooo:paragraph-rsid="00179568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tyle="italic" fo:font-weight="bold" officeooo:rsid="00179568" officeooo:paragraph-rsid="001f1b13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tyle="italic" fo:font-weight="bold" officeooo:rsid="002a676a" officeooo:paragraph-rsid="002a676a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italic" fo:font-weight="bold" officeooo:rsid="00285251" officeooo:paragraph-rsid="00285251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tyle="italic" fo:font-weight="bold" officeooo:rsid="00263900" officeooo:paragraph-rsid="00263900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tyle="italic" fo:font-weight="bold" officeooo:rsid="0022f809" officeooo:paragraph-rsid="0022f809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italic" fo:font-weight="bold" officeooo:rsid="00215f07" officeooo:paragraph-rsid="00215f07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rsid="0022f809" officeooo:paragraph-rsid="0022f809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22f809" officeooo:paragraph-rsid="0022f809"/>
    </style:style>
    <style:style style:name="P57" style:family="paragraph" style:parent-style-name="Standard" style:list-style-name="L2">
      <style:paragraph-properties fo:text-align="start" style:justify-single-word="false"/>
      <style:text-properties officeooo:rsid="0022f809" officeooo:paragraph-rsid="00240c05"/>
    </style:style>
    <style:style style:name="P58" style:family="paragraph" style:parent-style-name="Standard">
      <style:paragraph-properties fo:text-align="start" style:justify-single-word="false"/>
      <style:text-properties officeooo:rsid="00263900" officeooo:paragraph-rsid="00263900"/>
    </style:style>
    <style:style style:name="P59" style:family="paragraph" style:parent-style-name="Standard">
      <style:paragraph-properties fo:text-align="start" style:justify-single-word="false"/>
      <style:text-properties officeooo:rsid="0026dff5" officeooo:paragraph-rsid="0026dff5"/>
    </style:style>
    <style:style style:name="P60" style:family="paragraph" style:parent-style-name="Standard">
      <style:paragraph-properties fo:text-align="start" style:justify-single-word="false"/>
      <style:text-properties officeooo:rsid="00285251" officeooo:paragraph-rsid="00285251"/>
    </style:style>
    <style:style style:name="P61" style:family="paragraph" style:parent-style-name="Standard" style:list-style-name="L5">
      <style:paragraph-properties fo:text-align="start" style:justify-single-word="false"/>
      <style:text-properties officeooo:rsid="0029226e" officeooo:paragraph-rsid="0029226e"/>
    </style:style>
    <style:style style:name="P62" style:family="paragraph" style:parent-style-name="Standard">
      <style:paragraph-properties fo:text-align="start" style:justify-single-word="false"/>
      <style:text-properties officeooo:rsid="002a676a" officeooo:paragraph-rsid="002a676a"/>
    </style:style>
    <style:style style:name="P63" style:family="paragraph" style:parent-style-name="Standard">
      <style:paragraph-properties fo:text-align="start" style:justify-single-word="false"/>
      <style:text-properties fo:color="#6666ff" fo:font-size="14pt" fo:font-weight="bold" officeooo:rsid="001070d6" officeooo:paragraph-rsid="001070d6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6666ff" fo:font-size="14pt" fo:font-weight="bold" officeooo:rsid="001957b5" officeooo:paragraph-rsid="001957b5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6666ff" fo:font-size="14pt" fo:font-weight="bold" officeooo:rsid="002cf5d5" officeooo:paragraph-rsid="002cf5d5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6666ff" fo:font-size="14pt" fo:font-weight="bold" officeooo:rsid="0030b087" officeooo:paragraph-rsid="0030b087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1pt" fo:font-weight="bold" officeooo:rsid="002cf5d5" officeooo:paragraph-rsid="002cf5d5" style:font-size-asian="11pt" style:font-weight-asian="bold" style:font-size-complex="11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weight="bold" officeooo:rsid="002cf5d5" officeooo:paragraph-rsid="002cf5d5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0b087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1da28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345a5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1da28" style:font-size-asian="12pt" style:font-weight-asian="bold" style:font-size-complex="12pt" style:font-weight-complex="bold"/>
    </style:style>
    <style:style style:name="P73" style:family="paragraph" style:parent-style-name="Standard" style:list-style-name="L6">
      <style:paragraph-properties fo:text-align="start" style:justify-single-word="false"/>
      <style:text-properties fo:color="#000000" fo:font-size="12pt" fo:font-weight="bold" officeooo:rsid="0031da28" officeooo:paragraph-rsid="003345a5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345a5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364ae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weight="bold" officeooo:rsid="00360fe5" officeooo:paragraph-rsid="00360fe5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2cf5d5" officeooo:paragraph-rsid="002cf5d5" style:font-size-asian="12pt" style:font-style-asian="italic" style:font-weight-asian="bold" style:font-size-complex="12pt" style:font-style-complex="italic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60fe5" officeooo:paragraph-rsid="00360fe5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1da28" officeooo:paragraph-rsid="003345a5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1da28" officeooo:paragraph-rsid="0031da28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345a5" style:font-size-asian="12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1da28" style:font-size-asian="12pt" style:font-style-asian="italic" style:font-weight-asian="bold" style:font-size-complex="12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0b087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a39e"/>
    </style:style>
    <style:style style:name="T3" style:family="text">
      <style:text-properties officeooo:rsid="0013e6cc"/>
    </style:style>
    <style:style style:name="T4" style:family="text">
      <style:text-properties officeooo:rsid="00152d3a"/>
    </style:style>
    <style:style style:name="T5" style:family="text">
      <style:text-properties officeooo:rsid="001a4d96"/>
    </style:style>
    <style:style style:name="T6" style:family="text">
      <style:text-properties officeooo:rsid="001a6102"/>
    </style:style>
    <style:style style:name="T7" style:family="text">
      <style:text-properties officeooo:rsid="001c4763"/>
    </style:style>
    <style:style style:name="T8" style:family="text">
      <style:text-properties officeooo:rsid="001c8906"/>
    </style:style>
    <style:style style:name="T9" style:family="text">
      <style:text-properties officeooo:rsid="001f1b13"/>
    </style:style>
    <style:style style:name="T10" style:family="text">
      <style:text-properties officeooo:rsid="0020025b"/>
    </style:style>
    <style:style style:name="T11" style:family="text">
      <style:text-properties officeooo:rsid="0021a6a5"/>
    </style:style>
    <style:style style:name="T12" style:family="text">
      <style:text-properties officeooo:rsid="00263900"/>
    </style:style>
    <style:style style:name="T13" style:family="text">
      <style:text-properties officeooo:rsid="0028525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2cf5d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0019d" style:font-weight-asian="normal" style:font-weight-complex="normal"/>
    </style:style>
    <style:style style:name="T20" style:family="text">
      <style:text-properties fo:font-weight="normal" officeooo:rsid="0030ac71" style:font-weight-asian="normal" style:font-weight-complex="normal"/>
    </style:style>
    <style:style style:name="T21" style:family="text">
      <style:text-properties fo:font-weight="normal" officeooo:rsid="002cf5d5" style:font-weight-asian="normal" style:font-weight-complex="normal"/>
    </style:style>
    <style:style style:name="T22" style:family="text">
      <style:text-properties fo:font-weight="normal" officeooo:rsid="0031da28" style:font-weight-asian="normal" style:font-weight-complex="normal"/>
    </style:style>
    <style:style style:name="T23" style:family="text">
      <style:text-properties fo:font-weight="normal" officeooo:rsid="003345a5" style:font-weight-asian="normal" style:font-weight-complex="normal"/>
    </style:style>
    <style:style style:name="T24" style:family="text">
      <style:text-properties fo:font-weight="normal" officeooo:rsid="0033503d" style:font-weight-asian="normal" style:font-weight-complex="normal"/>
    </style:style>
    <style:style style:name="T25" style:family="text">
      <style:text-properties fo:font-weight="normal" officeooo:rsid="003364ae" style:font-weight-asian="normal" style:font-weight-complex="normal"/>
    </style:style>
    <style:style style:name="T26" style:family="text">
      <style:text-properties fo:font-weight="normal" officeooo:rsid="0030b087" style:font-weight-asian="normal" style:font-weight-complex="normal"/>
    </style:style>
    <style:style style:name="T27" style:family="text">
      <style:text-properties fo:font-weight="normal" officeooo:rsid="00346f74" style:font-weight-asian="normal" style:font-weight-complex="normal"/>
    </style:style>
    <style:style style:name="T28" style:family="text">
      <style:text-properties fo:font-weight="normal" officeooo:rsid="0034a286" style:font-weight-asian="normal" style:font-weight-complex="normal"/>
    </style:style>
    <style:style style:name="T29" style:family="text">
      <style:text-properties fo:font-weight="normal" officeooo:rsid="001c8906" style:font-weight-asian="normal" style:font-weight-complex="normal"/>
    </style:style>
    <style:style style:name="T30" style:family="text">
      <style:text-properties officeooo:rsid="002eac72"/>
    </style:style>
    <style:style style:name="T31" style:family="text">
      <style:text-properties officeooo:rsid="0031da28"/>
    </style:style>
    <style:style style:name="T32" style:family="text">
      <style:text-properties fo:color="#000000" fo:font-size="12pt" fo:font-weight="normal" officeooo:rsid="0031da28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officeooo:rsid="002cf5d5" style:font-size-asian="12pt" style:font-weight-asian="normal" style:font-size-complex="12pt" style:font-weight-complex="normal"/>
    </style:style>
    <style:style style:name="T34" style:family="text">
      <style:text-properties officeooo:rsid="003345a5"/>
    </style:style>
    <style:style style:name="T35" style:family="text">
      <style:text-properties officeooo:rsid="0034a286"/>
    </style:style>
    <style:style style:name="T36" style:family="text">
      <style:text-properties officeooo:rsid="0038f4e1"/>
    </style:style>
    <style:style style:name="T37" style:family="text">
      <style:text-properties officeooo:rsid="003ad9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</text:p>
      <text:p text:style-name="P2"/>
      <text:p text:style-name="P3">Overview allows the user (a <text:span text:style-name="T1">Student</text:span>) to <text:s/>see how the semester evolves. </text:p>
      <text:p text:style-name="P3">It keeps track of what has already be done in each course the user is registered in.</text:p>
      <text:p text:style-name="P7">A <text:span text:style-name="T1">course</text:span> consists of many <text:span text:style-name="T1">Lecture</text:span>s. The exact number of Lectures is not always</text:p>
      <text:p text:style-name="P7"><text:s/>knowns in advance.</text:p>
      <text:p text:style-name="P4">A course can have many <text:span text:style-name="T1">Labor</text:span> requirements. </text:p>
      <text:p text:style-name="P4">Each labor can be marked as successful or or as a failure.</text:p>
      <text:p text:style-name="P4"/>
      <text:p text:style-name="P5">A course can have <text:span text:style-name="T1">Homework</text:span>s too. </text:p>
      <text:p text:style-name="P5">For each course there is a corresponding <text:span text:style-name="T1">Exam</text:span>. </text:p>
      <text:p text:style-name="P5">Each Exam has its <text:span text:style-name="T1">requirement</text:span>s <text:s/>which could be base on Homework or on Labor.</text:p>
      <text:p text:style-name="P5">A Student have a list of course he takes on a given. </text:p>
      <text:p text:style-name="P6">The app should let the user <text:span text:style-name="T1">add</text:span> new data <text:s/>every time the user needs to.</text:p>
      <text:p text:style-name="P6">The user should be able to <text:span text:style-name="T1">modify</text:span> any Data at any time.</text:p>
      <text:p text:style-name="P6"/>
      <text:p text:style-name="P8">Domain Model : </text:p>
      <text:p text:style-name="P8"/>
      <table:table table:name="DomainModel" table:style-name="DomainModel">
        <table:table-column table:style-name="DomainModel.A"/>
        <table:table-column table:style-name="DomainModel.B"/>
        <table:table-row>
          <table:table-cell table:style-name="DomainModel.A1" office:value-type="string">
            <text:p text:style-name="P8">Student Professor Course Labor </text:p>
          </table:table-cell>
          <table:table-cell table:style-name="DomainModel.B1" office:value-type="string">
            <text:p text:style-name="P20"><text:s/><text:span text:style-name="T2">Homework Exam Requirement Lecture</text:span></text:p>
          </table:table-cell>
        </table:table-row>
      </table:table>
      <text:p text:style-name="P8"/>
      <text:p text:style-name="P63">Use Cases : </text:p>
      <text:p text:style-name="P64">Administration Use Case:</text:p>
      <text:p text:style-name="P28"/>
      <text:p text:style-name="P11">Add a Student :</text:p>
      <text:p text:style-name="P18">Basic Course :</text:p>
      <text:p text:style-name="P9">The User adds a new Student. He gives the Student a name , he set the faculty. The System </text:p>
      <text:p text:style-name="P9">then checks whether there is already a Student with given name. The System adds the Student and set a new ID to the student.</text:p>
      <text:p text:style-name="P9"/>
      <text:p text:style-name="P18">Alternate Course:</text:p>
      <text:list xml:id="list5357775673407004883" text:style-name="L1">
        <text:list-item>
          <text:p text:style-name="P24"><text:span text:style-name="T6">There is already a Student with that name.</text:span> The System tell<text:span text:style-name="T6">s</text:span> the User what is wrong and wait for another request.</text:p>
        </text:list-item>
        <text:list-item>
          <text:p text:style-name="P25"><text:span text:style-name="T7">The n</text:span>ame <text:s/>and <text:s/>/ <text:span text:style-name="T7">or the</text:span> faculty <text:span text:style-name="T7">is empty</text:span>. <text:span text:style-name="T7">The System tells the user what is wrong and wait for the next request.</text:span></text:p>
        </text:list-item>
      </text:list>
      <text:p text:style-name="P10"/>
      <text:p text:style-name="P12">Add a Course:</text:p>
      <text:p text:style-name="P10"/>
      <text:p text:style-name="P16">Basic Course:</text:p>
      <text:p text:style-name="P10">The User tells the System he wants to add a new course. <text:s/>The System asks then after the course's name. <text:s/>The User enter the name.</text:p>
      <text:p text:style-name="P10">The System asks then if the course will have Homework.</text:p>
      <text:p text:style-name="P10">The User answer with Yes or No</text:p>
      <text:p text:style-name="P10">The System then asks if the course will have Labor work.</text:p>
      <text:p text:style-name="P10">The User answer with Yes or No.</text:p>
      <text:p text:style-name="P13">The System asks then the type of requirements the course has to be able</text:p>
      <text:p text:style-name="P13">to take part to the Exam <text:span text:style-name="T36">and displays a list of Requirements</text:span></text:p>
      <text:p text:style-name="P13">The User choose a <text:span text:style-name="T37">R</text:span>equirement type and validate his choice.</text:p>
      <text:p text:style-name="P13">The System creates the new course and wait for the next request.</text:p>
      <text:p text:style-name="P10"/>
      <text:p text:style-name="P17">Alternate Course:</text:p>
      <text:list xml:id="list8763810618995397732" text:style-name="L2">
        <text:list-item>
          <text:p text:style-name="P27"><text:s/>The User enter <text:span text:style-name="T3">an empty</text:span> name. <text:s/><text:span text:style-name="T8">The System displays an error message <text:s/>and wait for the </text:span><text:soft-page-break/><text:span text:style-name="T8">next requests.</text:span></text:p>
        </text:list-item>
        <text:list-item>
          <text:p text:style-name="P26"><text:s/>The User enter <text:span text:style-name="T3">a</text:span> name <text:span text:style-name="T4">of a course already present.</text:span></text:p>
          <text:p text:style-name="P57"><text:span text:style-name="T8">The System </text:span>displays an error message <text:span text:style-name="T8"><text:s/>and wait for the next requests.</text:span></text:p>
        </text:list-item>
      </text:list>
      <text:p text:style-name="P15"/>
      <text:p text:style-name="P14"/>
      <text:p text:style-name="P10"/>
      <text:p text:style-name="P41">Add Homework:</text:p>
      <text:p text:style-name="P19"/>
      <text:p text:style-name="P48">Basic Course:</text:p>
      <text:p text:style-name="P19">The User tells the System he wants to adds a homework.</text:p>
      <text:p text:style-name="P19">The System shows the User a list of Courses and asks him to choose a course into</text:p>
      <text:p text:style-name="P19">which he wants to add the homework <text:span text:style-name="T5">with the possibility to cancel the action.</text:span></text:p>
      <text:p text:style-name="P33">The User chooses a Course. <text:span text:style-name="T8">The System then asks the user <text:s/>to set the deadline for this homework.</text:span></text:p>
      <text:p text:style-name="P36">The System then adds the Homework to the database. When a new Homework is added, it is marked as undone <text:s/>and unsuccessful.</text:p>
      <text:p text:style-name="P36"/>
      <text:p text:style-name="P46">Alternate Course:</text:p>
      <text:list xml:id="list5037802497382174631" text:style-name="L3">
        <text:list-item>
          <text:p text:style-name="P21"><text:span text:style-name="T8">The user cancel the action. The System then stops and wait for the next requests.</text:span></text:p>
        </text:list-item>
        <text:list-item>
          <text:p text:style-name="P39">The user choose a date already defined for this course. <text:span text:style-name="T8">The System displays an error message <text:s/>and wait for the next requests.</text:span></text:p>
        </text:list-item>
      </text:list>
      <text:p text:style-name="P42"/>
      <text:p text:style-name="P42"/>
      <text:p text:style-name="P42">Add <text:span text:style-name="T9">Labor</text:span>:</text:p>
      <text:p text:style-name="P30"/>
      <text:p text:style-name="P49">Basic Course:</text:p>
      <text:p text:style-name="P30">The User tells the System he wants to adds a <text:span text:style-name="T9">labor</text:span></text:p>
      <text:p text:style-name="P30">The System shows the User a list of Courses and asks him to choose a course into</text:p>
      <text:p text:style-name="P30">which he wants to add the <text:span text:style-name="T9">labor</text:span> <text:span text:style-name="T5">with the possibility to cancel the action.</text:span></text:p>
      <text:p text:style-name="P34">The User chooses a Course. <text:span text:style-name="T8">The System then asks the user <text:s/>to set the deadline for this labor.</text:span></text:p>
      <text:p text:style-name="P37">The System then adds the <text:span text:style-name="T10">labor</text:span> to the database. When a new <text:span text:style-name="T10">labor</text:span> is added, it is marked as undone <text:s/>and unsuccessful.</text:p>
      <text:p text:style-name="P37"/>
      <text:p text:style-name="P47">Alternate Course:</text:p>
      <text:list xml:id="list24706619248366" text:continue-numbering="true" text:style-name="L3">
        <text:list-item>
          <text:p text:style-name="P22"><text:span text:style-name="T8">The user cancel the action. The System then stops and wait for the next requests.</text:span></text:p>
        </text:list-item>
        <text:list-item>
          <text:p text:style-name="P39">The user choose a date already defined for this course. <text:span text:style-name="T8">The System displays an error message <text:s/>and wait for the next requests.</text:span></text:p>
        </text:list-item>
      </text:list>
      <text:p text:style-name="P40"/>
      <text:p text:style-name="P36"/>
      <text:p text:style-name="P33"/>
      <text:p text:style-name="P43">Add Exam :</text:p>
      <text:p text:style-name="P54">Basic Course :</text:p>
      <text:p text:style-name="P31">The User tells the System he wants to adds a<text:span text:style-name="T11">n Exam .</text:span>The System shows the User a list of Courses and asks him to choose a course into</text:p>
      <text:p text:style-name="P31">which he wants to add the <text:span text:style-name="T11">Exam</text:span> <text:span text:style-name="T5">with the possibility to cancel the action.</text:span></text:p>
      <text:p text:style-name="P35">The User chooses a Course. <text:span text:style-name="T8">The System then asks the user <text:s/>if he wants to set the deadline for this Exam. The User accepts and set the Date.</text:span></text:p>
      <text:p text:style-name="P55">The System displays a list of Requirements and asks the user to set the Requirement for this Exam.</text:p>
      <text:p text:style-name="P38">The System then adds the <text:span text:style-name="T11">Exam</text:span> to the database. When a new <text:span text:style-name="T11">Exam</text:span> is added, it is marked as undone <text:s/>and unsuccessful.</text:p>
      <text:p text:style-name="P38"/>
      <text:p text:style-name="P38"/>
      <text:p text:style-name="P38"/>
      <text:p text:style-name="P38"><text:soft-page-break/></text:p>
      <text:p text:style-name="P53">Alternate Course:</text:p>
      <text:list xml:id="list2017215489689898966" text:style-name="L4">
        <text:list-item>
          <text:p text:style-name="P56"><text:span text:style-name="T8">The user cancel the action. The System then stops and wait for the next requests.</text:span></text:p>
        </text:list-item>
        <text:list-item>
          <text:p text:style-name="P56">The user chooses a Course whose the Exam has already been set. <text:span text:style-name="T8">The System </text:span>displays an error message <text:span text:style-name="T8"><text:s/>and wait for the next requests.</text:span></text:p>
        </text:list-item>
      </text:list>
      <text:p text:style-name="P55"/>
      <text:p text:style-name="P44">Add Lecture :</text:p>
      <text:p text:style-name="P58"/>
      <text:p text:style-name="P52">Basic Course :</text:p>
      <text:p text:style-name="P32">The User tells the System he wants to adds a <text:span text:style-name="T12">Lecture. </text:span>The System shows the User a list of Courses and asks him to choose a course into</text:p>
      <text:p text:style-name="P32">which he wants to add the <text:span text:style-name="T12">Lecture</text:span> <text:span text:style-name="T5">with the possibility to cancel the action.</text:span></text:p>
      <text:p text:style-name="P59">The User then adds the Lecture's Title <text:span text:style-name="T13">and the System saves the Lecture into the database.</text:span></text:p>
      <text:p text:style-name="P59"/>
      <text:p text:style-name="P51">Alternate Course :</text:p>
      <text:p text:style-name="P60"/>
      <text:list xml:id="list5561084679166634221" text:style-name="L5">
        <text:list-item>
          <text:p text:style-name="P61">The user cancel the action . The System <text:s/>wait then for others requests.</text:p>
        </text:list-item>
        <text:list-item>
          <text:p text:style-name="P61">The user enters an empty Title. <text:span text:style-name="T8">The System displays an error message <text:s/>and wait for the next requests.</text:span></text:p>
        </text:list-item>
      </text:list>
      <text:p text:style-name="P19"/>
      <text:p text:style-name="P45">Reset :</text:p>
      <text:p text:style-name="P50">Basic Course :</text:p>
      <text:p text:style-name="P62"><text:s/>The user chooses to delete everything that was saved and start new. The System then asks for confirmation before reseting.</text:p>
      <text:p text:style-name="P62"/>
      <text:p text:style-name="P62"><text:span text:style-name="T15">Alternate Course :</text:span><text:span text:style-name="T1"> </text:span>The user chooses to cancel . <text:s/>The System does nothing and wait for another request.</text:p>
      <text:p text:style-name="P62"/>
      <text:p text:style-name="P62"/>
      <text:p text:style-name="P65">Checking Use <text:s/>Case</text:p>
      <text:p text:style-name="P65"/>
      <text:p text:style-name="P68">Check The Labor / <text:span text:style-name="T30">Homework / Exam / Course </text:span>State : </text:p>
      <text:p text:style-name="P77">Basic Course : </text:p>
      <text:p text:style-name="P68"><text:span text:style-name="T18">The User <text:s/>asks the State the labor of a course : The System <text:s/>displays a list of Course to choose from.</text:span></text:p>
      <text:p text:style-name="P68"><text:span text:style-name="T18">The user chooses a course and then the System print an overview <text:s/>of the labor / </text:span><text:span text:style-name="T19">homework / Exam / Course </text:span><text:span text:style-name="T18"><text:s/>from that course.</text:span></text:p>
      <text:p text:style-name="P67"><text:span text:style-name="T18"/></text:p>
      <text:p text:style-name="P77">Alternate : </text:p>
      <text:p text:style-name="P68"><text:span text:style-name="T18">The User cancel</text:span><text:span text:style-name="T20">s</text:span><text:span text:style-name="T18"> the action. The System does nothing and wait for the next requests.</text:span></text:p>
      <text:p text:style-name="P68"><text:span text:style-name="T18"/></text:p>
      <text:p text:style-name="P68"><text:span text:style-name="T18"/></text:p>
      <text:p text:style-name="P68"><text:span text:style-name="T18"/></text:p>
      <text:p text:style-name="P66">General Use Case :</text:p>
      <text:p text:style-name="P69"/>
      <text:p text:style-name="P69">Get The list of Course :</text:p>
      <text:p text:style-name="P83">Basic Course : </text:p>
      <text:p text:style-name="P72"><text:span text:style-name="T18">The user asks to the System the list of Course . The System <text:s/>then repl</text:span><text:span text:style-name="T27">ies</text:span><text:span text:style-name="T18"> with list of saved Courses.</text:span></text:p>
      <text:p text:style-name="P72"><text:span text:style-name="T18"/></text:p>
      <text:p text:style-name="P80">Alternate Course : </text:p>
      <text:list xml:id="list3627048848620620681" text:style-name="L6">
        <text:list-item>
          <text:p text:style-name="P23"><text:span text:style-name="T32">The User cancels the action. </text:span><text:span text:style-name="T33">The System does nothing and wait for the next requests.</text:span></text:p>
        </text:list-item>
      </text:list>
      <text:p text:style-name="P72"><text:soft-page-break/><text:span text:style-name="T21"/></text:p>
      <text:p text:style-name="P72"><text:span text:style-name="T21"/></text:p>
      <text:p text:style-name="P72"><text:span text:style-name="T21"/></text:p>
      <text:p text:style-name="P70">Get The list of <text:span text:style-name="T31">Labor / Homework / Exam / Lecture</text:span> :</text:p>
      <text:p text:style-name="P82">Basic Course : </text:p>
      <text:p text:style-name="P74"><text:span text:style-name="T18">The user asks to the System the list of Labor / </text:span><text:span text:style-name="T23">Homework / Exam / </text:span><text:span text:style-name="T28">Lecture</text:span><text:span text:style-name="T18">. The System <text:s/>then displays a list of saved Courses</text:span></text:p>
      <text:p text:style-name="P74"><text:span text:style-name="T18">and asks the user to choose the Course for which he want the <text:s/>list of Labor / </text:span><text:span text:style-name="T23">Homework / Exam / </text:span><text:span text:style-name="T28">Lecture</text:span><text:span text:style-name="T23">. </text:span></text:p>
      <text:p text:style-name="P75"><text:span text:style-name="T25">The System then replies with the list of </text:span><text:span text:style-name="T18">Labor / </text:span><text:span text:style-name="T23">Homework / Exam / </text:span><text:span text:style-name="T28">Lecture</text:span><text:span text:style-name="T26">.</text:span></text:p>
      <text:p text:style-name="P72"><text:span text:style-name="T18"/></text:p>
      <text:p text:style-name="P80">Alternate Course : </text:p>
      <text:list xml:id="list24706004513772" text:continue-numbering="true" text:style-name="L6">
        <text:list-item>
          <text:p text:style-name="P23"><text:span text:style-name="T32">The User cancels the action. </text:span><text:span text:style-name="T33">The System does nothing and wait for the next requests.</text:span></text:p>
        </text:list-item>
      </text:list>
      <text:p text:style-name="P72"><text:span text:style-name="T21"/></text:p>
      <text:p text:style-name="P72"><text:span text:style-name="T21"/></text:p>
      <text:p text:style-name="P71">Get The list of <text:span text:style-name="T34">successful Labor / Homework / Exam </text:span><text:s/>:</text:p>
      <text:p text:style-name="P81">Basic Course : </text:p>
      <text:p text:style-name="P74"><text:span text:style-name="T18">The user asks to the System the list of Labor / </text:span><text:span text:style-name="T23">Homework / Exam </text:span><text:span text:style-name="T18">. The System <text:s/>then displays a list of saved Courses</text:span></text:p>
      <text:p text:style-name="P75"><text:span text:style-name="T18">and asks the user to choose the Course for which he want the <text:s/>list of <text:s/></text:span><text:span text:style-name="T24">successful </text:span><text:span text:style-name="T18">Labor / </text:span><text:span text:style-name="T23">Homework / Exam. </text:span><text:span text:style-name="T25">The System then replies with the list of successful </text:span><text:span text:style-name="T18">Labor / </text:span><text:span text:style-name="T23">Homework / Exam </text:span><text:span text:style-name="T26">.</text:span></text:p>
      <text:p text:style-name="P74"><text:span text:style-name="T18"/></text:p>
      <text:p text:style-name="P79">Alternate Course : </text:p>
      <text:list xml:id="list24706391106815" text:continue-numbering="true" text:style-name="L6">
        <text:list-item>
          <text:p text:style-name="P73"><text:span text:style-name="T18">The User cancels the action. </text:span><text:span text:style-name="T21">The System does nothing and wait for the next requests.</text:span></text:p>
        </text:list-item>
      </text:list>
      <text:p text:style-name="P74"><text:span text:style-name="T21"/></text:p>
      <text:p text:style-name="P74"><text:span text:style-name="T21"/></text:p>
      <text:p text:style-name="P76"><text:span text:style-name="T17">G</text:span>et Student Name / Faculty :</text:p>
      <text:p text:style-name="P76"><text:span text:style-name="T18"/></text:p>
      <text:p text:style-name="P76"><text:span text:style-name="T14">Basic Case :</text:span><text:span text:style-name="T18"> </text:span></text:p>
      <text:p text:style-name="P76"><text:span text:style-name="T18">The User asks the Student's Name / Faculty <text:s/>to the System. The <text:s/>System then replies with the Student's Name / Faculty.</text:span></text:p>
      <text:p text:style-name="P76"><text:span text:style-name="T18"/></text:p>
      <text:p text:style-name="P78">Alternate Course :</text:p>
      <text:p text:style-name="P76"><text:span text:style-name="T18">There is no registered Student : <text:s/></text:span><text:span text:style-name="T29">The System displays an error message <text:s/>and wait for the next reque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0:09:08.229115464</meta:creation-date>
    <dc:date>2015-10-24T02:47:04.656813659</dc:date>
    <meta:editing-duration>PT4H57M11S</meta:editing-duration>
    <meta:editing-cycles>57</meta:editing-cycles>
    <meta:generator>LibreOffice/4.4.2.2$Linux_X86_64 LibreOffice_project/40m0$Build-2</meta:generator>
    <meta:document-statistic meta:table-count="1" meta:image-count="0" meta:object-count="0" meta:page-count="4" meta:paragraph-count="113" meta:word-count="1333" meta:character-count="6928" meta:non-whitespace-character-count="5661"/>
  </office:meta>
</office:document-meta>
</file>